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shboard tutor de practicas no tiene los totalizadores de incidencias ni observaciones de sus alumnos ---- OK</text:p>
      <text:p text:style-name="Standard"/>
      <text:p text:style-name="Standard"/>
      <text:p text:style-name="Standard">en editar alumnos desde tutor practicas no se carga el tutor practicas en la ficha ni la empresa ok, resuelto COMPROBAR EN EL MENU DE ALUMNOS Y TUTOR CURSO</text:p>
      <text:p text:style-name="Standard"/>
      <text:p text:style-name="Standard"/>
      <text:p text:style-name="Standard">activar evaluacion en tutor practicas en menu lateral y en dashboard</text:p>
      <text:p text:style-name="Standard"/>
      <text:p text:style-name="Standard"/>
      <text:p text:style-name="Standard"/>
      <text:p text:style-name="Standard">en ver perfil desde alumno si se ve tutor practicas</text:p>
      <text:p text:style-name="Standard"/>
      <text:p text:style-name="Standard"/>
      <text:p text:style-name="Standard">en el dashboard del alumno activar el botón de mis evaluaciones igual que el menú lateral</text:p>
      <text:p text:style-name="Standard"/>
      <text:p text:style-name="Standard"/>
      <text:p text:style-name="Standard">en editar alumno desde tutor curso no se carga el tutor practicas ni la empresa</text:p>
      <text:p text:style-name="Standard"/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umno alumno</meta:initial-creator>
    <meta:creation-date>2025-11-14T08:54:52.91</meta:creation-date>
    <dc:date>2025-11-14T10:46:21.10</dc:date>
    <dc:creator>alumno alumno</dc:creator>
    <meta:editing-duration>PT1H51M29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7" meta:word-count="98" meta:character-count="553"/>
  </office:meta>
</office:document-meta>
</file>